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3.221cm" presentation:class="subtitle" presentation:user-transformed="true">
          <draw:text-box>
            <text:p>Linux Systems Programming </text:p>
            <text:p>Course Cont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3.493cm" svg:x="1.4cm" svg:y="3.6cm" presentation:class="outline" presentation:user-transformed="true">
          <draw:text-box>
            <text:list text:style-name="L2">
              <text:list-item>
                <text:p>From basics to advanced Linux systems programming, with lots of hands on 'C' programming demos.</text:p>
              </text:list-item>
              <text:list-item>
                <text:p>File operation, System calls, Library functions, code compiling using GNU-GCC, Blocking and Non Blocking calls, Atomic operations, Race condition, User mode and Kernel mode.</text:p>
              </text:list-item>
              <text:list-item>
                <text:p>Process Management - Process creation, termination, Fork() system call, child-parent process, command line argument of process, Memory Layout of Pro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4.293cm" svg:x="1.4cm" svg:y="2.8cm" presentation:class="outline" presentation:user-transformed="true">
          <draw:text-box>
            <text:list text:style-name="L2">
              <text:list-item>
                <text:p>Signals - signal handlers, sending signals to process, Default signal handlers.</text:p>
              </text:list-item>
              <text:list-item>
                <text:p>Memory Management - Process Virtual Memory management, Memory segments(code, data, stack, Heap)</text:p>
              </text:list-item>
              <text:list-item>
                <text:p>Posix Threads - Thread creation, thread termination, Thread ID, Joinable and detachable Threads.</text:p>
              </text:list-item>
              <text:list-item>
                <text:p>Thread Synchronisation - Mutex, Condition Variables</text:p>
              </text:list-item>
              <text:list-item>
                <text:p>Inter Process Communication (IPC)- Pipes, FIFO, Posix Message Queue, Posix semaphore, Posix shared mem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2T16:16:59.686219395</meta:creation-date>
    <dc:date>2020-07-02T16:41:39.404482331</dc:date>
    <meta:editing-duration>PT14M5S</meta:editing-duration>
    <meta:editing-cycles>9</meta:editing-cycles>
    <meta:generator>LibreOffice/5.1.6.2$Linux_X86_64 LibreOffice_project/10m0$Build-2</meta:generator>
    <meta:document-statistic meta:object-count="30"/>
  </office:meta>
</office:document-meta>
</file>